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215cm"/>
    </style:style>
    <style:style style:name="co3" style:family="table-column">
      <style:table-column-properties fo:break-before="auto" style:column-width="1.707cm"/>
    </style:style>
    <style:style style:name="ro1" style:family="table-row">
      <style:table-row-properties style:row-height="2.302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" style:family="table-cell" style:parent-style-name="Default" style:data-style-name="N36">
      <style:table-cell-properties style:rotation-align="none"/>
    </style:style>
    <style:style style:name="ce3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Normal_20_4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Normal_20_4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5" style:family="table-cell" style:parent-style-name="Normal_20_4">
      <style:table-cell-properties style:rotation-align="none"/>
    </style:style>
    <style:style style:name="ce7" style:family="table-cell" style:parent-style-name="Normal_20_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Normal_20_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9" style:family="table-cell" style:parent-style-name="Normal_20_4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0" style:family="table-cell" style:parent-style-name="Hyperlink_20_2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2016-2023 OPT Attacks on Health Care Incident Data" table:style-name="ta1"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Country ISO</text:p>
          </table:table-cell>
          <table:table-cell table:style-name="ce6" office:value-type="string" calcext:value-type="string">
            <text:p>Reported Perpetrator</text:p>
          </table:table-cell>
          <table:table-cell table:style-name="ce6" office:value-type="string" calcext:value-type="string">
            <text:p>Reported Perpetrator Name</text:p>
          </table:table-cell>
          <table:table-cell table:style-name="ce6" office:value-type="string" calcext:value-type="string">
            <text:p>Weapon Carried/Used</text:p>
          </table:table-cell>
          <table:table-cell table:style-name="ce6" office:value-type="string" calcext:value-type="string">
            <text:p>Number of Attacks on Health Facilities Reporting Destruction</text:p>
          </table:table-cell>
          <table:table-cell table:style-name="ce6" office:value-type="string" calcext:value-type="string">
            <text:p>Number of Attacks on Health Facilities Reporting Damaged</text:p>
          </table:table-cell>
          <table:table-cell table:style-name="ce6" office:value-type="string" calcext:value-type="string">
            <text:p>Forceful Entry into Health Facility</text:p>
          </table:table-cell>
          <table:table-cell table:style-name="ce6" office:value-type="string" calcext:value-type="string">
            <text:p>Occupation of Health Facility</text:p>
          </table:table-cell>
          <table:table-cell table:style-name="ce6" office:value-type="string" calcext:value-type="string">
            <text:p>Health Transportation Destroyed</text:p>
          </table:table-cell>
          <table:table-cell table:style-name="ce6" office:value-type="string" calcext:value-type="string">
            <text:p>Health Transportation Damaged</text:p>
          </table:table-cell>
          <table:table-cell table:style-name="ce6" office:value-type="string" calcext:value-type="string">
            <text:p>Health Transportation Stolen/Highjacked</text:p>
          </table:table-cell>
          <table:table-cell table:style-name="ce6" office:value-type="string" calcext:value-type="string">
            <text:p>Looting/Theft/Robbery/Burglary of Health Supplies</text:p>
          </table:table-cell>
          <table:table-cell table:style-name="ce6" office:value-type="string" calcext:value-type="string">
            <text:p>Access Denied or Obstructed</text:p>
          </table:table-cell>
          <table:table-cell table:style-name="ce6" office:value-type="string" calcext:value-type="string">
            <text:p>Health Workers Killed</text:p>
          </table:table-cell>
          <table:table-cell table:style-name="ce6" office:value-type="string" calcext:value-type="string">
            <text:p>Health Workers Injured</text:p>
          </table:table-cell>
          <table:table-cell table:style-name="ce6" office:value-type="string" calcext:value-type="string">
            <text:p>Health Workers Kidnapped</text:p>
          </table:table-cell>
          <table:table-cell table:style-name="ce6" office:value-type="string" calcext:value-type="string">
            <text:p>Health Workers Arrested</text:p>
          </table:table-cell>
          <table:table-cell table:style-name="ce6" office:value-type="string" calcext:value-type="string">
            <text:p>Known Kidnapping or Arrest Outcome</text:p>
          </table:table-cell>
          <table:table-cell table:style-name="ce6" office:value-type="string" calcext:value-type="string">
            <text:p>Health Workers Threatened</text:p>
          </table:table-cell>
          <table:table-cell table:style-name="ce6" office:value-type="string" calcext:value-type="string">
            <text:p>Health Workers Assaulted</text:p>
          </table:table-cell>
          <table:table-cell table:style-name="ce6" office:value-type="string" calcext:value-type="string">
            <text:p>Health Workers Sexually Assaulted</text:p>
          </table:table-cell>
          <table:table-cell table:style-name="ce6" office:value-type="string" calcext:value-type="string">
            <text:p>Reported Health Worker Profession</text:p>
          </table:table-cell>
          <table:table-cell table:style-name="ce6" office:value-type="string" calcext:value-type="string">
            <text:p>Health Workers Killed</text:p>
          </table:table-cell>
          <table:table-cell table:style-name="ce6" office:value-type="string" calcext:value-type="string">
            <text:p>International Health Workers Working Within The Aid System Kill</text:p>
          </table:table-cell>
          <table:table-cell table:style-name="ce6" office:value-type="string" calcext:value-type="string">
            <text:p>International Health Worker Outside The Aid Structure Killed</text:p>
          </table:table-cell>
          <table:table-cell table:style-name="ce6" office:value-type="string" calcext:value-type="string">
            <text:p>National Employees of International Aid Agencies Killed</text:p>
          </table:table-cell>
          <table:table-cell table:style-name="ce6" office:value-type="string" calcext:value-type="string">
            <text:p>National Employees of Local NGO Killed</text:p>
          </table:table-cell>
          <table:table-cell table:style-name="ce6" office:value-type="string" calcext:value-type="string">
            <text:p>Health Worker Working Within National Health Structure Kill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Health Workers Working for INGO, ICRC or UN Killed</text:p>
          </table:table-cell>
          <table:table-cell table:style-name="ce6" office:value-type="string" calcext:value-type="string">
            <text:p>Health Workers Working for LNGO, <text:s/>NGO or National Society of th</text:p>
          </table:table-cell>
          <table:table-cell table:style-name="ce6" office:value-type="string" calcext:value-type="string">
            <text:p>Health Workers Working for local health structure killed</text:p>
          </table:table-cell>
          <table:table-cell table:style-name="ce6" office:value-type="string" calcext:value-type="string">
            <text:p>Health Workers Killed In Captivity</text:p>
          </table:table-cell>
          <table:table-cell table:style-name="ce6" office:value-type="string" calcext:value-type="string">
            <text:p>Female Health Workers Killed</text:p>
          </table:table-cell>
          <table:table-cell table:style-name="ce6" office:value-type="string" calcext:value-type="string">
            <text:p>Male Health Workers Killed</text:p>
          </table:table-cell>
          <table:table-cell table:style-name="ce6" office:value-type="string" calcext:value-type="string">
            <text:p>Health Workers Injured</text:p>
          </table:table-cell>
          <table:table-cell table:style-name="ce6" office:value-type="string" calcext:value-type="string">
            <text:p>International Health Workers Working Within the Aid System Inju</text:p>
          </table:table-cell>
          <table:table-cell table:style-name="ce6" office:value-type="string" calcext:value-type="string">
            <text:p>International Health Worker Outside the Aid Structure Injured</text:p>
          </table:table-cell>
          <table:table-cell table:style-name="ce6" office:value-type="string" calcext:value-type="string">
            <text:p>National Employees of International Aid Agencies Injured</text:p>
          </table:table-cell>
          <table:table-cell table:style-name="ce6" office:value-type="string" calcext:value-type="string">
            <text:p>Health Worker Working Within National Health Structure Injur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Injured</text:p>
          </table:table-cell>
          <table:table-cell table:style-name="ce6" office:value-type="string" calcext:value-type="string">
            <text:p>Male Health Workers Injured </text:p>
          </table:table-cell>
          <table:table-cell table:style-name="ce6" office:value-type="string" calcext:value-type="string">
            <text:p>Health Workers Kidnapped</text:p>
          </table:table-cell>
          <table:table-cell table:style-name="ce6" office:value-type="string" calcext:value-type="string">
            <text:p>International Health Workers Working Within the Aid System Kidn</text:p>
          </table:table-cell>
          <table:table-cell table:style-name="ce6" office:value-type="string" calcext:value-type="string">
            <text:p>International Health Worker Outside the Aid Structure Kidnapped</text:p>
          </table:table-cell>
          <table:table-cell table:style-name="ce6" office:value-type="string" calcext:value-type="string">
            <text:p>National Employees of International Aid Agencies Kidnapped</text:p>
          </table:table-cell>
          <table:table-cell table:style-name="ce6" office:value-type="string" calcext:value-type="string">
            <text:p>Health Worker Working Within National Health Structure Kidnappe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Kidnapped</text:p>
          </table:table-cell>
          <table:table-cell table:style-name="ce6" office:value-type="string" calcext:value-type="string">
            <text:p>Male Health Workers Kidanpped</text:p>
          </table:table-cell>
          <table:table-cell table:style-name="ce6" office:value-type="string" calcext:value-type="string">
            <text:p>Health Workers Arrested</text:p>
          </table:table-cell>
          <table:table-cell table:style-name="ce6" office:value-type="string" calcext:value-type="string">
            <text:p>International Health Workers Working Within the Aid System Arre</text:p>
          </table:table-cell>
          <table:table-cell table:style-name="ce6" office:value-type="string" calcext:value-type="string">
            <text:p>International Health Worker Outside the Aid Structure Arrested </text:p>
          </table:table-cell>
          <table:table-cell table:style-name="ce6" office:value-type="string" calcext:value-type="string">
            <text:p>National Employees of International Aid Agencies Arrested or De</text:p>
          </table:table-cell>
          <table:table-cell table:style-name="ce6" office:value-type="string" calcext:value-type="string">
            <text:p>Health Worker Working Within National Health Structure Arrested</text:p>
          </table:table-cell>
          <table:table-cell table:style-name="ce6" office:value-type="string" calcext:value-type="string">
            <text:p>National Health Worker Working for Unspecified Health Provider </text:p>
          </table:table-cell>
          <table:table-cell table:style-name="ce6" office:value-type="string" calcext:value-type="string">
            <text:p>Female Health Workers Arrested or Detained</text:p>
          </table:table-cell>
          <table:table-cell table:style-name="ce6" office:value-type="string" calcext:value-type="string">
            <text:p>Male Health Workers Arrested or Detained</text:p>
          </table:table-cell>
          <table:table-cell table:style-name="ce6" office:value-type="string" calcext:value-type="string">
            <text:p>Conflict-Related Violence</text:p>
          </table:table-cell>
          <table:table-cell table:style-name="ce6" office:value-type="string" calcext:value-type="string">
            <text:p>Political-Related Violence</text:p>
          </table:table-cell>
          <table:table-cell table:style-name="ce6" office:value-type="string" calcext:value-type="string">
            <text:p>COVID-19-Related Violence</text:p>
          </table:table-cell>
          <table:table-cell table:style-name="ce6" office:value-type="string" calcext:value-type="string">
            <text:p>Ebola-Related Violence</text:p>
          </table:table-cell>
          <table:table-cell table:style-name="ce6" office:value-type="string" calcext:value-type="string">
            <text:p>Vaccination-Related Violence</text:p>
          </table:table-cell>
          <table:table-cell table:style-name="ce6" office:value-type="string" calcext:value-type="string">
            <text:p>SiND Event ID</text:p>
          </table:table-cell>
          <table:table-cell table:style-name="ce6" table:number-columns-repeated="957"/>
        </table:table-row>
        <table:table-row table:style-name="ro2">
          <table:table-cell table:style-name="ce1" office:value-type="string" calcext:value-type="string">
            <text:p>#date</text:p>
          </table:table-cell>
          <table:table-cell table:style-name="ce1" office:value-type="string" calcext:value-type="string">
            <text:p>#country +name</text:p>
          </table:table-cell>
          <table:table-cell table:style-name="ce1" office:value-type="string" calcext:value-type="string">
            <text:p>#country +ISO</text:p>
          </table:table-cell>
          <table:table-cell table:style-name="ce1" office:value-type="string" calcext:value-type="string">
            <text:p>#group +perp </text:p>
          </table:table-cell>
          <table:table-cell table:style-name="ce1" office:value-type="string" calcext:value-type="string">
            <text:p>#group +perp +name</text:p>
          </table:table-cell>
          <table:table-cell table:style-name="ce1" office:value-type="string" calcext:value-type="string">
            <text:p>#weapon</text:p>
          </table:table-cell>
          <table:table-cell table:style-name="ce1" office:value-type="string" calcext:value-type="string">
            <text:p>#indicator +health_facility +destroyed +num</text:p>
          </table:table-cell>
          <table:table-cell table:style-name="ce1" office:value-type="string" calcext:value-type="string">
            <text:p>#indicator +health_facility +damaged +num</text:p>
          </table:table-cell>
          <table:table-cell table:style-name="ce1" office:value-type="string" calcext:value-type="string">
            <text:p>#indicator +health_facility +armed_entry +num</text:p>
          </table:table-cell>
          <table:table-cell table:style-name="ce1" office:value-type="string" calcext:value-type="string">
            <text:p>#indicator +health_facility +occupy</text:p>
          </table:table-cell>
          <table:table-cell table:style-name="ce1" office:value-type="string" calcext:value-type="string">
            <text:p>#indicator +health_transport +destroyed +num</text:p>
          </table:table-cell>
          <table:table-cell table:style-name="ce1" office:value-type="string" calcext:value-type="string">
            <text:p>#indicator +health_transport +damaged +num</text:p>
          </table:table-cell>
          <table:table-cell table:style-name="ce1" office:value-type="string" calcext:value-type="string">
            <text:p>#indicator +health_transport +abducted +num</text:p>
          </table:table-cell>
          <table:table-cell table:style-name="ce1" office:value-type="string" calcext:value-type="string">
            <text:p>#indicator +health_supplies +taken +num</text:p>
          </table:table-cell>
          <table:table-cell table:style-name="ce1" office:value-type="string" calcext:value-type="string">
            <text:p>#indicator +health_obstruction</text:p>
          </table:table-cell>
          <table:table-cell table:style-name="ce1" office:value-type="string" calcext:value-type="string">
            <text:p>#affected +healthworker +killed</text:p>
          </table:table-cell>
          <table:table-cell table:style-name="ce1" office:value-type="string" calcext:value-type="string">
            <text:p>#affected +healthworker +injured</text:p>
          </table:table-cell>
          <table:table-cell table:style-name="ce1" office:value-type="string" calcext:value-type="string">
            <text:p>#affected +healthworker +arrested</text:p>
          </table:table-cell>
          <table:table-cell table:style-name="ce1" office:value-type="string" calcext:value-type="string">
            <text:p>#affected +healthworker +kidnapped</text:p>
          </table:table-cell>
          <table:table-cell table:style-name="ce1" office:value-type="string" calcext:value-type="string">
            <text:p>#affected +healthworker +assaulted</text:p>
          </table:table-cell>
          <table:table-cell table:style-name="ce1" office:value-type="string" calcext:value-type="string">
            <text:p>#affected +healthworker +threatened</text:p>
          </table:table-cell>
          <table:table-cell table:style-name="ce1" office:value-type="string" calcext:value-type="string">
            <text:p>#affected +healthworker +assaulted</text:p>
          </table:table-cell>
          <table:table-cell table:style-name="ce1" office:value-type="string" calcext:value-type="string">
            <text:p>#affected +healthworker +SGBV</text:p>
          </table:table-cell>
          <table:table-cell table:style-name="ce1" table:number-columns-repeated="1001"/>
        </table:table-row>
        <table:table-row table:style-name="ro3">
          <table:table-cell table:style-name="ce2" office:value-type="date" office:date-value="2017-03-26" calcext:value-type="date">
            <text:p>26/03/2017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Hamas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3336" calcext:value-type="float">
            <text:p>2333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1-20" calcext:value-type="date">
            <text:p>20/01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47" calcext:value-type="float">
            <text:p>3674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5-23" calcext:value-type="date">
            <text:p>23/05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Hama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Politically-related</text:p>
          </table:table-cell>
          <table:table-cell table:number-columns-repeated="3" office:value-type="string" calcext:value-type="string">
            <text:p>NotApplicable</text:p>
          </table:table-cell>
          <table:table-cell office:value-type="float" office:value="22391" calcext:value-type="float">
            <text:p>223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6-01" calcext:value-type="date">
            <text:p>01/06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, OtherHealthProfessiona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491" calcext:value-type="float">
            <text:p>224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7-05" calcext:value-type="date">
            <text:p>05/07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402" calcext:value-type="float">
            <text:p>3740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7-06" calcext:value-type="date">
            <text:p>06/07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398" calcext:value-type="float">
            <text:p>3739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7-13" calcext:value-type="date">
            <text:p>13/07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545" calcext:value-type="float">
            <text:p>3754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7-13" calcext:value-type="date">
            <text:p>13/07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121" calcext:value-type="float">
            <text:p>381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7-13" calcext:value-type="date">
            <text:p>13/07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805" calcext:value-type="float">
            <text:p>378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7-13" calcext:value-type="date">
            <text:p>13/07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871" calcext:value-type="float">
            <text:p>3787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7-13" calcext:value-type="date">
            <text:p>13/07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869" calcext:value-type="float">
            <text:p>378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7-14" calcext:value-type="date">
            <text:p>14/07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625" calcext:value-type="float">
            <text:p>3762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7-14" calcext:value-type="date">
            <text:p>14/07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356" calcext:value-type="float">
            <text:p>383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8-20" calcext:value-type="date">
            <text:p>20/08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2873" calcext:value-type="float">
            <text:p>228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8-30" calcext:value-type="date">
            <text:p>30/08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the US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Politically-related</text:p>
          </table:table-cell>
          <table:table-cell table:number-columns-repeated="3" office:value-type="string" calcext:value-type="string">
            <text:p>NotApplicable</text:p>
          </table:table-cell>
          <table:table-cell office:value-type="float" office:value="24106" calcext:value-type="float">
            <text:p>2410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9-07" calcext:value-type="date">
            <text:p>07/09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065" calcext:value-type="float">
            <text:p>370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9-07" calcext:value-type="date">
            <text:p>07/09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27" calcext:value-type="float">
            <text:p>3702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9-10" calcext:value-type="date">
            <text:p>10/09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68" calcext:value-type="float">
            <text:p>3706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9-14" calcext:value-type="date">
            <text:p>14/09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Tasers, Live and Rubber Bullet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, Volunte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069" calcext:value-type="float">
            <text:p>370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9-14" calcext:value-type="date">
            <text:p>14/09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84" calcext:value-type="float">
            <text:p>3708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9-14" calcext:value-type="date">
            <text:p>14/09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85" calcext:value-type="float">
            <text:p>370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9-17" calcext:value-type="date">
            <text:p>17/09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086" calcext:value-type="float">
            <text:p>370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9-18" calcext:value-type="date">
            <text:p>18/09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87" calcext:value-type="float">
            <text:p>370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9-20" calcext:value-type="date">
            <text:p>20/09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88" calcext:value-type="float">
            <text:p>370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9-21" calcext:value-type="date">
            <text:p>21/09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89" calcext:value-type="float">
            <text:p>370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9-28" calcext:value-type="date">
            <text:p>28/09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120" calcext:value-type="float">
            <text:p>3712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9-28" calcext:value-type="date">
            <text:p>28/09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Tasers, Live and Rubber Bullet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121" calcext:value-type="float">
            <text:p>371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09-28" calcext:value-type="date">
            <text:p>28/09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122" calcext:value-type="float">
            <text:p>3712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01" calcext:value-type="date">
            <text:p>01/10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Demonstrators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24101" calcext:value-type="float">
            <text:p>2410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05" calcext:value-type="date">
            <text:p>05/10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322" calcext:value-type="float">
            <text:p>3732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05" calcext:value-type="date">
            <text:p>05/10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323" calcext:value-type="float">
            <text:p>373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05" calcext:value-type="date">
            <text:p>05/10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324" calcext:value-type="float">
            <text:p>3732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12" calcext:value-type="date">
            <text:p>12/10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358" calcext:value-type="float">
            <text:p>3735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19" calcext:value-type="date">
            <text:p>19/10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359" calcext:value-type="float">
            <text:p>373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25" calcext:value-type="date">
            <text:p>25/10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360" calcext:value-type="float">
            <text:p>373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26" calcext:value-type="date">
            <text:p>26/10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361" calcext:value-type="float">
            <text:p>3736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26" calcext:value-type="date">
            <text:p>26/10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362" calcext:value-type="float">
            <text:p>373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27" calcext:value-type="date">
            <text:p>27/10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127" calcext:value-type="float">
            <text:p>2412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0-27" calcext:value-type="date">
            <text:p>27/10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445" calcext:value-type="float">
            <text:p>3744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1-09" calcext:value-type="date">
            <text:p>09/11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077" calcext:value-type="float">
            <text:p>3707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1-09" calcext:value-type="date">
            <text:p>09/11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7102" calcext:value-type="float">
            <text:p>3710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1-14" calcext:value-type="date">
            <text:p>14/11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8426" calcext:value-type="float">
            <text:p>3842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2-15" calcext:value-type="date">
            <text:p>15/12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8602" calcext:value-type="float">
            <text:p>3860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2-15" calcext:value-type="date">
            <text:p>15/12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8603" calcext:value-type="float">
            <text:p>3860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8-12-17" calcext:value-type="date">
            <text:p>17/12/2018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8601" calcext:value-type="float">
            <text:p>3860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1-01" calcext:value-type="date">
            <text:p>01/01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125" calcext:value-type="float">
            <text:p>3712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1-02" calcext:value-type="date">
            <text:p>02/01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127" calcext:value-type="float">
            <text:p>3712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1-04" calcext:value-type="date">
            <text:p>04/01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468" calcext:value-type="float">
            <text:p>3746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1-04" calcext:value-type="date">
            <text:p>04/01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340" calcext:value-type="float">
            <text:p>373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1-04" calcext:value-type="date">
            <text:p>04/01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467" calcext:value-type="float">
            <text:p>374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1-04" calcext:value-type="date">
            <text:p>04/01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441" calcext:value-type="float">
            <text:p>3744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1-06" calcext:value-type="date">
            <text:p>06/01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408" calcext:value-type="float">
            <text:p>374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1-06" calcext:value-type="date">
            <text:p>06/01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128" calcext:value-type="float">
            <text:p>371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1-06" calcext:value-type="date">
            <text:p>06/01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407" calcext:value-type="float">
            <text:p>374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1-11" calcext:value-type="date">
            <text:p>11/01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135" calcext:value-type="float">
            <text:p>3713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1-11" calcext:value-type="date">
            <text:p>11/01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137" calcext:value-type="float">
            <text:p>3713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1-12" calcext:value-type="date">
            <text:p>12/01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138" calcext:value-type="float">
            <text:p>3713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1-13" calcext:value-type="date">
            <text:p>13/01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189" calcext:value-type="float">
            <text:p>371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1-18" calcext:value-type="date">
            <text:p>18/01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229" calcext:value-type="float">
            <text:p>372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1-19" calcext:value-type="date">
            <text:p>19/01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254" calcext:value-type="float">
            <text:p>372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1-19" calcext:value-type="date">
            <text:p>19/01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413" calcext:value-type="float">
            <text:p>3741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1-25" calcext:value-type="date">
            <text:p>25/01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255" calcext:value-type="float">
            <text:p>3725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2-01" calcext:value-type="date">
            <text:p>01/02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295" calcext:value-type="float">
            <text:p>3729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2-02" calcext:value-type="date">
            <text:p>02/02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327" calcext:value-type="float">
            <text:p>3732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2-12" calcext:value-type="date">
            <text:p>12/02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3301" calcext:value-type="float">
            <text:p>2330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2-14" calcext:value-type="date">
            <text:p>14/02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315" calcext:value-type="float">
            <text:p>373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2-15" calcext:value-type="date">
            <text:p>15/02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314" calcext:value-type="float">
            <text:p>373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2-22" calcext:value-type="date">
            <text:p>22/02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316" calcext:value-type="float">
            <text:p>373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01" calcext:value-type="date">
            <text:p>01/03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328" calcext:value-type="float">
            <text:p>373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05" calcext:value-type="date">
            <text:p>05/03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sraeli pol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565" calcext:value-type="float">
            <text:p>375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08" calcext:value-type="date">
            <text:p>08/03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330" calcext:value-type="float">
            <text:p>3733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17" calcext:value-type="date">
            <text:p>17/03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558" calcext:value-type="float">
            <text:p>3755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20" calcext:value-type="date">
            <text:p>20/03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566" calcext:value-type="float">
            <text:p>3756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22" calcext:value-type="date">
            <text:p>22/03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559" calcext:value-type="float">
            <text:p>375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22" calcext:value-type="date">
            <text:p>22/03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363" calcext:value-type="float">
            <text:p>3736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22" calcext:value-type="date">
            <text:p>22/03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365" calcext:value-type="float">
            <text:p>373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22" calcext:value-type="date">
            <text:p>22/03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364" calcext:value-type="float">
            <text:p>3736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26" calcext:value-type="date">
            <text:p>26/03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560" calcext:value-type="float">
            <text:p>375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27" calcext:value-type="date">
            <text:p>27/03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564" calcext:value-type="float">
            <text:p>3756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30" calcext:value-type="date">
            <text:p>30/03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572" calcext:value-type="float">
            <text:p>3757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30" calcext:value-type="date">
            <text:p>30/03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567" calcext:value-type="float">
            <text:p>375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30" calcext:value-type="date">
            <text:p>30/03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568" calcext:value-type="float">
            <text:p>3756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30" calcext:value-type="date">
            <text:p>30/03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569" calcext:value-type="float">
            <text:p>375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30" calcext:value-type="date">
            <text:p>30/03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570" calcext:value-type="float">
            <text:p>375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30" calcext:value-type="date">
            <text:p>30/03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571" calcext:value-type="float">
            <text:p>3757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3-30" calcext:value-type="date">
            <text:p>30/03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573" calcext:value-type="float">
            <text:p>375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4-12" calcext:value-type="date">
            <text:p>12/04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268" calcext:value-type="float">
            <text:p>3726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03" calcext:value-type="date">
            <text:p>03/05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82" calcext:value-type="float">
            <text:p>359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03" calcext:value-type="date">
            <text:p>03/05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86" calcext:value-type="float">
            <text:p>359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03" calcext:value-type="date">
            <text:p>03/05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83" calcext:value-type="float">
            <text:p>3598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03" calcext:value-type="date">
            <text:p>03/05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85" calcext:value-type="float">
            <text:p>359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03" calcext:value-type="date">
            <text:p>03/05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84" calcext:value-type="float">
            <text:p>3598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10" calcext:value-type="date">
            <text:p>10/05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81" calcext:value-type="float">
            <text:p>3598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11" calcext:value-type="date">
            <text:p>11/05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4216" calcext:value-type="float">
            <text:p>242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5-15" calcext:value-type="date">
            <text:p>15/05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973" calcext:value-type="float">
            <text:p>359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6-09" calcext:value-type="date">
            <text:p>09/06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808" calcext:value-type="float">
            <text:p>358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6-14" calcext:value-type="date">
            <text:p>14/06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Mayi Mayi (DRC)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806" calcext:value-type="float">
            <text:p>3580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6-14" calcext:value-type="date">
            <text:p>14/06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807" calcext:value-type="float">
            <text:p>358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6-28" calcext:value-type="date">
            <text:p>28/06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720" calcext:value-type="float">
            <text:p>3572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6-28" calcext:value-type="date">
            <text:p>28/06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Ground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717" calcext:value-type="float">
            <text:p>357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6-28" calcext:value-type="date">
            <text:p>28/06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719" calcext:value-type="float">
            <text:p>357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6-28" calcext:value-type="date">
            <text:p>28/06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721" calcext:value-type="float">
            <text:p>357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6-28" calcext:value-type="date">
            <text:p>28/06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718" calcext:value-type="float">
            <text:p>357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19" calcext:value-type="date">
            <text:p>19/07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Tasers, Live and Rubber Bullet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84" calcext:value-type="float">
            <text:p>3498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19" calcext:value-type="date">
            <text:p>19/07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83" calcext:value-type="float">
            <text:p>3498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7-19" calcext:value-type="date">
            <text:p>19/07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82" calcext:value-type="float">
            <text:p>349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8-02" calcext:value-type="date">
            <text:p>02/08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45" calcext:value-type="float">
            <text:p>3534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8-23" calcext:value-type="date">
            <text:p>23/08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44" calcext:value-type="float">
            <text:p>353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8-23" calcext:value-type="date">
            <text:p>23/08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07" calcext:value-type="float">
            <text:p>353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8-23" calcext:value-type="date">
            <text:p>23/08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08" calcext:value-type="float">
            <text:p>353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8-23" calcext:value-type="date">
            <text:p>23/08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09" calcext:value-type="float">
            <text:p>353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8-23" calcext:value-type="date">
            <text:p>23/08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43" calcext:value-type="float">
            <text:p>3534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8-23" calcext:value-type="date">
            <text:p>23/08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46" calcext:value-type="float">
            <text:p>353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8-23" calcext:value-type="date">
            <text:p>23/08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47" calcext:value-type="float">
            <text:p>3534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8-23" calcext:value-type="date">
            <text:p>23/08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348" calcext:value-type="float">
            <text:p>3534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9-06" calcext:value-type="date">
            <text:p>06/09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3711" calcext:value-type="float">
            <text:p>2371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09-27" calcext:value-type="date">
            <text:p>27/09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89" calcext:value-type="float">
            <text:p>366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04" calcext:value-type="date">
            <text:p>04/10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srael Border Police</text:p>
          </table:table-cell>
          <table:table-cell office:value-type="string" calcext:value-type="string">
            <text:p>Tasers, Live and Rubber Bullet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5" office:value-type="string" calcext:value-type="string">
            <text:p>NotApplicable</text:p>
          </table:table-cell>
          <table:table-cell office:value-type="float" office:value="35439" calcext:value-type="float">
            <text:p>354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0-25" calcext:value-type="date">
            <text:p>25/10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srael Border Police</text:p>
          </table:table-cell>
          <table:table-cell office:value-type="string" calcext:value-type="string">
            <text:p>Tasers, Live and Rubber Bullet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Politically-related</text:p>
          </table:table-cell>
          <table:table-cell table:number-columns-repeated="3" office:value-type="string" calcext:value-type="string">
            <text:p>NotApplicable</text:p>
          </table:table-cell>
          <table:table-cell office:value-type="float" office:value="35410" calcext:value-type="float">
            <text:p>354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08" calcext:value-type="date">
            <text:p>08/11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87" calcext:value-type="float">
            <text:p>348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19-11-16" calcext:value-type="date">
            <text:p>16/11/2019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3647" calcext:value-type="float">
            <text:p>2364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1-01" calcext:value-type="date">
            <text:p>01/01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Israel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437" calcext:value-type="float">
            <text:p>2643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05" calcext:value-type="date">
            <text:p>05/02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88" calcext:value-type="float">
            <text:p>365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06" calcext:value-type="date">
            <text:p>06/02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308" calcext:value-type="float">
            <text:p>263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23" calcext:value-type="date">
            <text:p>23/02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90" calcext:value-type="float">
            <text:p>365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26" calcext:value-type="date">
            <text:p>26/02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92" calcext:value-type="float">
            <text:p>3659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26" calcext:value-type="date">
            <text:p>26/02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93" calcext:value-type="float">
            <text:p>365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2-28" calcext:value-type="date">
            <text:p>28/02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358" calcext:value-type="float">
            <text:p>2635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3-10" calcext:value-type="date">
            <text:p>10/03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94" calcext:value-type="float">
            <text:p>365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3-11" calcext:value-type="date">
            <text:p>11/03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95" calcext:value-type="float">
            <text:p>3659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3-14" calcext:value-type="date">
            <text:p>14/03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96" calcext:value-type="float">
            <text:p>365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3-15" calcext:value-type="date">
            <text:p>15/03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97" calcext:value-type="float">
            <text:p>3659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3-30" calcext:value-type="date">
            <text:p>30/03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98" calcext:value-type="float">
            <text:p>3659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01" calcext:value-type="date">
            <text:p>01/04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99" calcext:value-type="float">
            <text:p>3659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09" calcext:value-type="date">
            <text:p>09/04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00" calcext:value-type="float">
            <text:p>3660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19" calcext:value-type="date">
            <text:p>19/04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01" calcext:value-type="float">
            <text:p>3660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21" calcext:value-type="date">
            <text:p>21/04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02" calcext:value-type="float">
            <text:p>3660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4-22" calcext:value-type="date">
            <text:p>22/04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03" calcext:value-type="float">
            <text:p>3660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07" calcext:value-type="date">
            <text:p>07/05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04" calcext:value-type="float">
            <text:p>3660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14" calcext:value-type="date">
            <text:p>14/05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05" calcext:value-type="float">
            <text:p>366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15" calcext:value-type="date">
            <text:p>15/05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06" calcext:value-type="float">
            <text:p>3660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19" calcext:value-type="date">
            <text:p>19/05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07" calcext:value-type="float">
            <text:p>366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5-20" calcext:value-type="date">
            <text:p>20/05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08" calcext:value-type="float">
            <text:p>366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08" calcext:value-type="date">
            <text:p>08/06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09" calcext:value-type="float">
            <text:p>366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09" calcext:value-type="date">
            <text:p>09/06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56" calcext:value-type="float">
            <text:p>366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09" calcext:value-type="date">
            <text:p>09/06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57" calcext:value-type="float">
            <text:p>3665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6-23" calcext:value-type="date">
            <text:p>23/06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317" calcext:value-type="float">
            <text:p>263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7-03" calcext:value-type="date">
            <text:p>03/07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309" calcext:value-type="float">
            <text:p>263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7-11" calcext:value-type="date">
            <text:p>11/07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658" calcext:value-type="float">
            <text:p>3665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7-17" calcext:value-type="date">
            <text:p>17/07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20" calcext:value-type="float">
            <text:p>3672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7-20" calcext:value-type="date">
            <text:p>20/07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438" calcext:value-type="float">
            <text:p>2643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7-21" calcext:value-type="date">
            <text:p>21/07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6298" calcext:value-type="float">
            <text:p>2629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7-29" calcext:value-type="date">
            <text:p>29/07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21" calcext:value-type="float">
            <text:p>367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8-07" calcext:value-type="date">
            <text:p>07/08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311" calcext:value-type="float">
            <text:p>2631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8-17" calcext:value-type="date">
            <text:p>17/08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srael Border Pol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318" calcext:value-type="float">
            <text:p>263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8-18" calcext:value-type="date">
            <text:p>18/08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22" calcext:value-type="float">
            <text:p>3672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8-21" calcext:value-type="date">
            <text:p>21/08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Israeli Defence Forces, Israeli police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306" calcext:value-type="float">
            <text:p>2630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8-25" calcext:value-type="date">
            <text:p>25/08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23" calcext:value-type="float">
            <text:p>367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8-30" calcext:value-type="date">
            <text:p>30/08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307" calcext:value-type="float">
            <text:p>263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9-04" calcext:value-type="date">
            <text:p>04/09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24" calcext:value-type="float">
            <text:p>3672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9-14" calcext:value-type="date">
            <text:p>14/09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725" calcext:value-type="float">
            <text:p>3672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9-17" calcext:value-type="date">
            <text:p>17/09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82" calcext:value-type="float">
            <text:p>368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09-18" calcext:value-type="date">
            <text:p>18/09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83" calcext:value-type="float">
            <text:p>3688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05" calcext:value-type="date">
            <text:p>05/10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84" calcext:value-type="float">
            <text:p>3688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0-25" calcext:value-type="date">
            <text:p>25/10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85" calcext:value-type="float">
            <text:p>368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1-04" calcext:value-type="date">
            <text:p>04/11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316" calcext:value-type="float">
            <text:p>263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1-20" calcext:value-type="date">
            <text:p>20/11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435" calcext:value-type="float">
            <text:p>2643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1-24" calcext:value-type="date">
            <text:p>24/11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80" calcext:value-type="float">
            <text:p>3398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1-24" calcext:value-type="date">
            <text:p>24/11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315" calcext:value-type="float">
            <text:p>263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2-03" calcext:value-type="date">
            <text:p>03/12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86" calcext:value-type="float">
            <text:p>368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2-11" calcext:value-type="date">
            <text:p>11/12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88" calcext:value-type="float">
            <text:p>368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2-11" calcext:value-type="date">
            <text:p>11/12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87" calcext:value-type="float">
            <text:p>368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2-17" calcext:value-type="date">
            <text:p>17/12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89" calcext:value-type="float">
            <text:p>368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2-21" calcext:value-type="date">
            <text:p>21/12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90" calcext:value-type="float">
            <text:p>368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2-26" calcext:value-type="date">
            <text:p>26/12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375" calcext:value-type="float">
            <text:p>2637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2-27" calcext:value-type="date">
            <text:p>27/12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Tasers, Live and Rubber Bulle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93" calcext:value-type="float">
            <text:p>339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0-12-27" calcext:value-type="date">
            <text:p>27/12/2020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436" calcext:value-type="float">
            <text:p>2643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04" calcext:value-type="date">
            <text:p>04/01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Tasers, Live and Rubber Bullet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6956" calcext:value-type="float">
            <text:p>269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22" calcext:value-type="date">
            <text:p>22/01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104" calcext:value-type="float">
            <text:p>3310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23" calcext:value-type="date">
            <text:p>23/01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223" calcext:value-type="float">
            <text:p>272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1-25" calcext:value-type="date">
            <text:p>25/01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117" calcext:value-type="float">
            <text:p>331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09" calcext:value-type="date">
            <text:p>09/02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118" calcext:value-type="float">
            <text:p>331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2-15" calcext:value-type="date">
            <text:p>15/02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Israel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7226" calcext:value-type="float">
            <text:p>2722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02" calcext:value-type="date">
            <text:p>02/03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215" calcext:value-type="float">
            <text:p>332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08" calcext:value-type="date">
            <text:p>08/03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249" calcext:value-type="float">
            <text:p>332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09" calcext:value-type="date">
            <text:p>09/03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Politically-related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35476" calcext:value-type="float">
            <text:p>354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13" calcext:value-type="date">
            <text:p>13/03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250" calcext:value-type="float">
            <text:p>332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21" calcext:value-type="date">
            <text:p>21/03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251" calcext:value-type="float">
            <text:p>3325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22" calcext:value-type="date">
            <text:p>22/03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253" calcext:value-type="float">
            <text:p>332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23" calcext:value-type="date">
            <text:p>23/03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252" calcext:value-type="float">
            <text:p>332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3-24" calcext:value-type="date">
            <text:p>24/03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270" calcext:value-type="float">
            <text:p>332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12" calcext:value-type="date">
            <text:p>12/04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786" calcext:value-type="float">
            <text:p>277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13" calcext:value-type="date">
            <text:p>13/04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271" calcext:value-type="float">
            <text:p>3327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16" calcext:value-type="date">
            <text:p>16/04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272" calcext:value-type="float">
            <text:p>3327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23" calcext:value-type="date">
            <text:p>23/04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12" calcext:value-type="float">
            <text:p>3331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4-27" calcext:value-type="date">
            <text:p>27/04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13" calcext:value-type="float">
            <text:p>3331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1" calcext:value-type="date">
            <text:p>01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623" calcext:value-type="float">
            <text:p>276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2" calcext:value-type="date">
            <text:p>02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14" calcext:value-type="float">
            <text:p>333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4" calcext:value-type="date">
            <text:p>04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16" calcext:value-type="float">
            <text:p>333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4" calcext:value-type="date">
            <text:p>04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15" calcext:value-type="float">
            <text:p>333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5" calcext:value-type="date">
            <text:p>05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441" calcext:value-type="float">
            <text:p>3344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5" calcext:value-type="date">
            <text:p>05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27" calcext:value-type="float">
            <text:p>3332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7" calcext:value-type="date">
            <text:p>07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18" calcext:value-type="float">
            <text:p>333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7" calcext:value-type="date">
            <text:p>07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19" calcext:value-type="float">
            <text:p>333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7" calcext:value-type="date">
            <text:p>07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17" calcext:value-type="float">
            <text:p>333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7" calcext:value-type="date">
            <text:p>07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615" calcext:value-type="float">
            <text:p>276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7" calcext:value-type="date">
            <text:p>07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21" calcext:value-type="float">
            <text:p>333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7" calcext:value-type="date">
            <text:p>07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439" calcext:value-type="float">
            <text:p>274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8" calcext:value-type="date">
            <text:p>08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sraeli police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442" calcext:value-type="float">
            <text:p>2744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9" calcext:value-type="date">
            <text:p>09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25" calcext:value-type="float">
            <text:p>3332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9" calcext:value-type="date">
            <text:p>09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24" calcext:value-type="float">
            <text:p>3332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09" calcext:value-type="date">
            <text:p>09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26" calcext:value-type="float">
            <text:p>3332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0" calcext:value-type="date">
            <text:p>10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435" calcext:value-type="float">
            <text:p>2743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0" calcext:value-type="date">
            <text:p>10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olunte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436" calcext:value-type="float">
            <text:p>2743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0" calcext:value-type="date">
            <text:p>10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444" calcext:value-type="float">
            <text:p>274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0" calcext:value-type="date">
            <text:p>10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445" calcext:value-type="float">
            <text:p>2744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0" calcext:value-type="date">
            <text:p>10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sraeli police</text:p>
          </table:table-cell>
          <table:table-cell office:value-type="string" calcext:value-type="string">
            <text:p>Knif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473" calcext:value-type="float">
            <text:p>274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0" calcext:value-type="date">
            <text:p>10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sraeli police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474" calcext:value-type="float">
            <text:p>274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0" calcext:value-type="date">
            <text:p>10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22" calcext:value-type="float">
            <text:p>3332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0" calcext:value-type="date">
            <text:p>10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23" calcext:value-type="float">
            <text:p>333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0" calcext:value-type="date">
            <text:p>10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435" calcext:value-type="float">
            <text:p>3343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0" calcext:value-type="date">
            <text:p>10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436" calcext:value-type="float">
            <text:p>3343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0" calcext:value-type="date">
            <text:p>10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437" calcext:value-type="float">
            <text:p>3343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0" calcext:value-type="date">
            <text:p>10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438" calcext:value-type="float">
            <text:p>3343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0" calcext:value-type="date">
            <text:p>10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439" calcext:value-type="float">
            <text:p>334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0" calcext:value-type="date">
            <text:p>10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442" calcext:value-type="float">
            <text:p>3344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0" calcext:value-type="date">
            <text:p>10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443" calcext:value-type="float">
            <text:p>3344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1" calcext:value-type="date">
            <text:p>11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432" calcext:value-type="float">
            <text:p>3343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1" calcext:value-type="date">
            <text:p>11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320" calcext:value-type="float">
            <text:p>3332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1" calcext:value-type="date">
            <text:p>11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04" calcext:value-type="float">
            <text:p>3350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1" calcext:value-type="date">
            <text:p>11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05" calcext:value-type="float">
            <text:p>335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1" calcext:value-type="date">
            <text:p>11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06" calcext:value-type="float">
            <text:p>3350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1" calcext:value-type="date">
            <text:p>11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7467" calcext:value-type="float">
            <text:p>274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1" calcext:value-type="date">
            <text:p>11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433" calcext:value-type="float">
            <text:p>3343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2" calcext:value-type="date">
            <text:p>12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619" calcext:value-type="float">
            <text:p>276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2" calcext:value-type="date">
            <text:p>12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21" calcext:value-type="float">
            <text:p>335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2" calcext:value-type="date">
            <text:p>12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20" calcext:value-type="float">
            <text:p>3352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2" calcext:value-type="date">
            <text:p>12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19" calcext:value-type="float">
            <text:p>335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2" calcext:value-type="date">
            <text:p>12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18" calcext:value-type="float">
            <text:p>335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2" calcext:value-type="date">
            <text:p>12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03" calcext:value-type="float">
            <text:p>3350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2" calcext:value-type="date">
            <text:p>12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01" calcext:value-type="float">
            <text:p>3350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2" calcext:value-type="date">
            <text:p>12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00" calcext:value-type="float">
            <text:p>3350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2" calcext:value-type="date">
            <text:p>12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499" calcext:value-type="float">
            <text:p>3349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2" calcext:value-type="date">
            <text:p>12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622" calcext:value-type="float">
            <text:p>2762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3" calcext:value-type="date">
            <text:p>13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22" calcext:value-type="float">
            <text:p>3352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3" calcext:value-type="date">
            <text:p>13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10" calcext:value-type="float">
            <text:p>335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3" calcext:value-type="date">
            <text:p>13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437" calcext:value-type="float">
            <text:p>2743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4" calcext:value-type="date">
            <text:p>14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27" calcext:value-type="float">
            <text:p>3352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4" calcext:value-type="date">
            <text:p>14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No Information on the Weapon Us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67" calcext:value-type="float">
            <text:p>336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4" calcext:value-type="date">
            <text:p>14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No Information on the Weapon Us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66" calcext:value-type="float">
            <text:p>3366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4" calcext:value-type="date">
            <text:p>14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65" calcext:value-type="float">
            <text:p>336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4" calcext:value-type="date">
            <text:p>14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64" calcext:value-type="float">
            <text:p>3366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4" calcext:value-type="date">
            <text:p>14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63" calcext:value-type="float">
            <text:p>3366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4" calcext:value-type="date">
            <text:p>14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62" calcext:value-type="float">
            <text:p>336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4" calcext:value-type="date">
            <text:p>14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61" calcext:value-type="float">
            <text:p>3366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4" calcext:value-type="date">
            <text:p>14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60" calcext:value-type="float">
            <text:p>336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4" calcext:value-type="date">
            <text:p>14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59" calcext:value-type="float">
            <text:p>3365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4" calcext:value-type="date">
            <text:p>14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58" calcext:value-type="float">
            <text:p>3365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4" calcext:value-type="date">
            <text:p>14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52" calcext:value-type="float">
            <text:p>336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4" calcext:value-type="date">
            <text:p>14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32" calcext:value-type="float">
            <text:p>3353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4" calcext:value-type="date">
            <text:p>14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31" calcext:value-type="float">
            <text:p>3353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4" calcext:value-type="date">
            <text:p>14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30" calcext:value-type="float">
            <text:p>3353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4" calcext:value-type="date">
            <text:p>14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29" calcext:value-type="float">
            <text:p>335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4" calcext:value-type="date">
            <text:p>14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28" calcext:value-type="float">
            <text:p>335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4" calcext:value-type="date">
            <text:p>14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26" calcext:value-type="float">
            <text:p>3352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4" calcext:value-type="date">
            <text:p>14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No Information on the Weapon Us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25" calcext:value-type="float">
            <text:p>3352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4" calcext:value-type="date">
            <text:p>14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No Information on the Weapon Us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24" calcext:value-type="float">
            <text:p>3352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4" calcext:value-type="date">
            <text:p>14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23" calcext:value-type="float">
            <text:p>335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4" calcext:value-type="date">
            <text:p>14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17" calcext:value-type="float">
            <text:p>335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5" calcext:value-type="date">
            <text:p>15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48" calcext:value-type="float">
            <text:p>3364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5" calcext:value-type="date">
            <text:p>15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620" calcext:value-type="float">
            <text:p>2762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5" calcext:value-type="date">
            <text:p>15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461" calcext:value-type="float">
            <text:p>2746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5" calcext:value-type="date">
            <text:p>15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51" calcext:value-type="float">
            <text:p>3365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5" calcext:value-type="date">
            <text:p>15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53" calcext:value-type="float">
            <text:p>336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5" calcext:value-type="date">
            <text:p>15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54" calcext:value-type="float">
            <text:p>336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5" calcext:value-type="date">
            <text:p>15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55" calcext:value-type="float">
            <text:p>3365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5" calcext:value-type="date">
            <text:p>15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56" calcext:value-type="float">
            <text:p>336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6" calcext:value-type="date">
            <text:p>16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813" calcext:value-type="float">
            <text:p>2781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6" calcext:value-type="date">
            <text:p>16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463" calcext:value-type="float">
            <text:p>2746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6" calcext:value-type="date">
            <text:p>16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465" calcext:value-type="float">
            <text:p>2746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6" calcext:value-type="date">
            <text:p>16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434" calcext:value-type="float">
            <text:p>2743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6" calcext:value-type="date">
            <text:p>16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713" calcext:value-type="float">
            <text:p>3371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6" calcext:value-type="date">
            <text:p>16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712" calcext:value-type="float">
            <text:p>3371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6" calcext:value-type="date">
            <text:p>16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50" calcext:value-type="float">
            <text:p>336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6" calcext:value-type="date">
            <text:p>16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49" calcext:value-type="float">
            <text:p>336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6" calcext:value-type="date">
            <text:p>16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470" calcext:value-type="float">
            <text:p>274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7" calcext:value-type="date">
            <text:p>17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7458" calcext:value-type="float">
            <text:p>2745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7" calcext:value-type="date">
            <text:p>17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711" calcext:value-type="float">
            <text:p>3371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7" calcext:value-type="date">
            <text:p>17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471" calcext:value-type="float">
            <text:p>2747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7" calcext:value-type="date">
            <text:p>17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441" calcext:value-type="float">
            <text:p>2744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8" calcext:value-type="date">
            <text:p>18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710" calcext:value-type="float">
            <text:p>337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8" calcext:value-type="date">
            <text:p>18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Foreign Forces - Military</text:p>
          </table:table-cell>
          <table:table-cell office:value-type="string" calcext:value-type="string">
            <text:p>Egyptian Armed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184" calcext:value-type="float">
            <text:p>2818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8" calcext:value-type="date">
            <text:p>18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rse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469" calcext:value-type="float">
            <text:p>274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8" calcext:value-type="date">
            <text:p>18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94" calcext:value-type="float">
            <text:p>336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8" calcext:value-type="date">
            <text:p>18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96" calcext:value-type="float">
            <text:p>336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8" calcext:value-type="date">
            <text:p>18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97" calcext:value-type="float">
            <text:p>3369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8" calcext:value-type="date">
            <text:p>18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98" calcext:value-type="float">
            <text:p>3369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8" calcext:value-type="date">
            <text:p>18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99" calcext:value-type="float">
            <text:p>3369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8" calcext:value-type="date">
            <text:p>18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700" calcext:value-type="float">
            <text:p>3370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8" calcext:value-type="date">
            <text:p>18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701" calcext:value-type="float">
            <text:p>3370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8" calcext:value-type="date">
            <text:p>18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702" calcext:value-type="float">
            <text:p>3370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8" calcext:value-type="date">
            <text:p>18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703" calcext:value-type="float">
            <text:p>3370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8" calcext:value-type="date">
            <text:p>18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704" calcext:value-type="float">
            <text:p>3370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8" calcext:value-type="date">
            <text:p>18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705" calcext:value-type="float">
            <text:p>337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8" calcext:value-type="date">
            <text:p>18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707" calcext:value-type="float">
            <text:p>337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8" calcext:value-type="date">
            <text:p>18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708" calcext:value-type="float">
            <text:p>337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8" calcext:value-type="date">
            <text:p>18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709" calcext:value-type="float">
            <text:p>337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8" calcext:value-type="date">
            <text:p>18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Israel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455" calcext:value-type="float">
            <text:p>2745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9" calcext:value-type="date">
            <text:p>19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Israeli settler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7456" calcext:value-type="float">
            <text:p>2745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9" calcext:value-type="date">
            <text:p>19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45" calcext:value-type="float">
            <text:p>3364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9" calcext:value-type="date">
            <text:p>19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93" calcext:value-type="float">
            <text:p>336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9" calcext:value-type="date">
            <text:p>19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46" calcext:value-type="float">
            <text:p>336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19" calcext:value-type="date">
            <text:p>19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95" calcext:value-type="float">
            <text:p>3369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0" calcext:value-type="date">
            <text:p>20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34" calcext:value-type="float">
            <text:p>3353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0" calcext:value-type="date">
            <text:p>20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33" calcext:value-type="float">
            <text:p>3353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0" calcext:value-type="date">
            <text:p>20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44" calcext:value-type="float">
            <text:p>336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0" calcext:value-type="date">
            <text:p>20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47" calcext:value-type="float">
            <text:p>3364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0" calcext:value-type="date">
            <text:p>20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42" calcext:value-type="float">
            <text:p>3364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0" calcext:value-type="date">
            <text:p>20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25" calcext:value-type="float">
            <text:p>3382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0" calcext:value-type="date">
            <text:p>20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26" calcext:value-type="float">
            <text:p>3382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0" calcext:value-type="date">
            <text:p>20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41" calcext:value-type="float">
            <text:p>3364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1" calcext:value-type="date">
            <text:p>21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27" calcext:value-type="float">
            <text:p>3382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1" calcext:value-type="date">
            <text:p>21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16" calcext:value-type="float">
            <text:p>338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1" calcext:value-type="date">
            <text:p>21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17" calcext:value-type="float">
            <text:p>338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1" calcext:value-type="date">
            <text:p>21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29" calcext:value-type="float">
            <text:p>338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1" calcext:value-type="date">
            <text:p>21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18" calcext:value-type="float">
            <text:p>338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1" calcext:value-type="date">
            <text:p>21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No Information on the Weapon Us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31" calcext:value-type="float">
            <text:p>3393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1" calcext:value-type="date">
            <text:p>21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19" calcext:value-type="float">
            <text:p>338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1" calcext:value-type="date">
            <text:p>21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20" calcext:value-type="float">
            <text:p>3382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1" calcext:value-type="date">
            <text:p>21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21" calcext:value-type="float">
            <text:p>338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1" calcext:value-type="date">
            <text:p>21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22" calcext:value-type="float">
            <text:p>3382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1" calcext:value-type="date">
            <text:p>21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23" calcext:value-type="float">
            <text:p>338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1" calcext:value-type="date">
            <text:p>21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Israel</text:p>
          </table:table-cell>
          <table:table-cell office:value-type="string" calcext:value-type="string">
            <text:p>Not Applicable - No Direct Violenc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NotApplicable</text:p>
          </table:table-cell>
          <table:table-cell office:value-type="string" calcext:value-type="string">
            <text:p>COVIDEvent</text:p>
          </table:table-cell>
          <table:table-cell table:number-columns-repeated="2" office:value-type="string" calcext:value-type="string">
            <text:p>NotApplicable</text:p>
          </table:table-cell>
          <table:table-cell office:value-type="float" office:value="29422" calcext:value-type="float">
            <text:p>2942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1" calcext:value-type="date">
            <text:p>21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24" calcext:value-type="float">
            <text:p>3382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1" calcext:value-type="date">
            <text:p>21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28" calcext:value-type="float">
            <text:p>338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1" calcext:value-type="date">
            <text:p>21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10" calcext:value-type="float">
            <text:p>338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1" calcext:value-type="date">
            <text:p>21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11" calcext:value-type="float">
            <text:p>3381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1" calcext:value-type="date">
            <text:p>21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12" calcext:value-type="float">
            <text:p>3381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1" calcext:value-type="date">
            <text:p>21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13" calcext:value-type="float">
            <text:p>3381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1" calcext:value-type="date">
            <text:p>21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14" calcext:value-type="float">
            <text:p>338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1" calcext:value-type="date">
            <text:p>21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15" calcext:value-type="float">
            <text:p>338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26" calcext:value-type="date">
            <text:p>26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No Information on the Weapon Us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30" calcext:value-type="float">
            <text:p>3393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5-31" calcext:value-type="date">
            <text:p>31/05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29" calcext:value-type="float">
            <text:p>339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4" calcext:value-type="date">
            <text:p>04/06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28" calcext:value-type="float">
            <text:p>339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4" calcext:value-type="date">
            <text:p>04/06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26" calcext:value-type="float">
            <text:p>3392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4" calcext:value-type="date">
            <text:p>04/06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27" calcext:value-type="float">
            <text:p>3392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5" calcext:value-type="date">
            <text:p>05/06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21" calcext:value-type="float">
            <text:p>339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5" calcext:value-type="date">
            <text:p>05/06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25" calcext:value-type="float">
            <text:p>3392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5" calcext:value-type="date">
            <text:p>05/06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20" calcext:value-type="float">
            <text:p>3392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5" calcext:value-type="date">
            <text:p>05/06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24" calcext:value-type="float">
            <text:p>3392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5" calcext:value-type="date">
            <text:p>05/06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23" calcext:value-type="float">
            <text:p>339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5" calcext:value-type="date">
            <text:p>05/06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22" calcext:value-type="float">
            <text:p>3392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6" calcext:value-type="date">
            <text:p>06/06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15" calcext:value-type="float">
            <text:p>339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6" calcext:value-type="date">
            <text:p>06/06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14" calcext:value-type="float">
            <text:p>339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6" calcext:value-type="date">
            <text:p>06/06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16" calcext:value-type="float">
            <text:p>339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6" calcext:value-type="date">
            <text:p>06/06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17" calcext:value-type="float">
            <text:p>339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6" calcext:value-type="date">
            <text:p>06/06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18" calcext:value-type="float">
            <text:p>339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6" calcext:value-type="date">
            <text:p>06/06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19" calcext:value-type="float">
            <text:p>339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8" calcext:value-type="date">
            <text:p>08/06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13" calcext:value-type="float">
            <text:p>3391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09" calcext:value-type="date">
            <text:p>09/06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496" calcext:value-type="float">
            <text:p>284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5" calcext:value-type="date">
            <text:p>15/06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11" calcext:value-type="float">
            <text:p>3391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5" calcext:value-type="date">
            <text:p>15/06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03" calcext:value-type="float">
            <text:p>3390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5" calcext:value-type="date">
            <text:p>15/06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12" calcext:value-type="float">
            <text:p>3391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6" calcext:value-type="date">
            <text:p>16/06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519" calcext:value-type="float">
            <text:p>285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8" calcext:value-type="date">
            <text:p>18/06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10" calcext:value-type="float">
            <text:p>339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18" calcext:value-type="date">
            <text:p>18/06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09" calcext:value-type="float">
            <text:p>339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21" calcext:value-type="date">
            <text:p>21/06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05" calcext:value-type="float">
            <text:p>339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21" calcext:value-type="date">
            <text:p>21/06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08" calcext:value-type="float">
            <text:p>339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21" calcext:value-type="date">
            <text:p>21/06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Israeli settlers</text:p>
          </table:table-cell>
          <table:table-cell office:value-type="string" calcext:value-type="string">
            <text:p>Stones, Sticks and Gravel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520" calcext:value-type="float">
            <text:p>2852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22" calcext:value-type="date">
            <text:p>22/06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Israeli settlers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521" calcext:value-type="float">
            <text:p>285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25" calcext:value-type="date">
            <text:p>25/06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01" calcext:value-type="float">
            <text:p>3390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25" calcext:value-type="date">
            <text:p>25/06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02" calcext:value-type="float">
            <text:p>3390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25" calcext:value-type="date">
            <text:p>25/06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522" calcext:value-type="float">
            <text:p>2852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25" calcext:value-type="date">
            <text:p>25/06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678" calcext:value-type="float">
            <text:p>2867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6-25" calcext:value-type="date">
            <text:p>25/06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04" calcext:value-type="float">
            <text:p>3390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02" calcext:value-type="date">
            <text:p>02/07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00" calcext:value-type="float">
            <text:p>3390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07" calcext:value-type="date">
            <text:p>07/07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llInCaptiv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99" calcext:value-type="float">
            <text:p>3389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08" calcext:value-type="date">
            <text:p>08/07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95" calcext:value-type="float">
            <text:p>3389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09" calcext:value-type="date">
            <text:p>09/07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92" calcext:value-type="float">
            <text:p>3389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09" calcext:value-type="date">
            <text:p>09/07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96" calcext:value-type="float">
            <text:p>338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09" calcext:value-type="date">
            <text:p>09/07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98" calcext:value-type="float">
            <text:p>3389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09" calcext:value-type="date">
            <text:p>09/07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954" calcext:value-type="float">
            <text:p>289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12" calcext:value-type="date">
            <text:p>12/07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Government of Israel</text:p>
          </table:table-cell>
          <table:table-cell office:value-type="string" calcext:value-type="string">
            <text:p>Firearm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8507" calcext:value-type="float">
            <text:p>285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13" calcext:value-type="date">
            <text:p>13/07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16" calcext:value-type="float">
            <text:p>335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23" calcext:value-type="date">
            <text:p>23/07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97" calcext:value-type="float">
            <text:p>3389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23" calcext:value-type="date">
            <text:p>23/07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09" calcext:value-type="float">
            <text:p>338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27" calcext:value-type="date">
            <text:p>27/07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08" calcext:value-type="float">
            <text:p>338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7-30" calcext:value-type="date">
            <text:p>30/07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94" calcext:value-type="float">
            <text:p>3389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27" calcext:value-type="date">
            <text:p>27/08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19" calcext:value-type="float">
            <text:p>340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27" calcext:value-type="date">
            <text:p>27/08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20" calcext:value-type="float">
            <text:p>3402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8-27" calcext:value-type="date">
            <text:p>27/08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07" calcext:value-type="float">
            <text:p>338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03" calcext:value-type="date">
            <text:p>03/09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18" calcext:value-type="float">
            <text:p>340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03" calcext:value-type="date">
            <text:p>03/09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16" calcext:value-type="float">
            <text:p>340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03" calcext:value-type="date">
            <text:p>03/09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Tasers, Live and Rubber Bullet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302" calcext:value-type="float">
            <text:p>2930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03" calcext:value-type="date">
            <text:p>03/09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17" calcext:value-type="float">
            <text:p>340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10" calcext:value-type="date">
            <text:p>10/09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15" calcext:value-type="float">
            <text:p>340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10" calcext:value-type="date">
            <text:p>10/09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14" calcext:value-type="float">
            <text:p>340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10" calcext:value-type="date">
            <text:p>10/09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13" calcext:value-type="float">
            <text:p>3401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17" calcext:value-type="date">
            <text:p>17/09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11" calcext:value-type="float">
            <text:p>3401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20" calcext:value-type="date">
            <text:p>20/09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Air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643" calcext:value-type="float">
            <text:p>3364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22" calcext:value-type="date">
            <text:p>22/09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723" calcext:value-type="float">
            <text:p>297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26" calcext:value-type="date">
            <text:p>26/09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12" calcext:value-type="float">
            <text:p>3401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09-28" calcext:value-type="date">
            <text:p>28/09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Israeli settlers</text:p>
          </table:table-cell>
          <table:table-cell office:value-type="string" calcext:value-type="string">
            <text:p>Stones, Sticks and Grave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29773" calcext:value-type="float">
            <text:p>297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10" calcext:value-type="date">
            <text:p>10/10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04" calcext:value-type="float">
            <text:p>3400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26" calcext:value-type="date">
            <text:p>26/10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Israeli settlers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075" calcext:value-type="float">
            <text:p>3007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29" calcext:value-type="date">
            <text:p>29/10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09" calcext:value-type="float">
            <text:p>340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0-29" calcext:value-type="date">
            <text:p>29/10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10" calcext:value-type="float">
            <text:p>340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05" calcext:value-type="date">
            <text:p>05/11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08" calcext:value-type="float">
            <text:p>340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10" calcext:value-type="date">
            <text:p>10/11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Israeli settlers</text:p>
          </table:table-cell>
          <table:table-cell office:value-type="string" calcext:value-type="string">
            <text:p>Combin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298" calcext:value-type="float">
            <text:p>3029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11" calcext:value-type="date">
            <text:p>11/11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07" calcext:value-type="float">
            <text:p>340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1-21" calcext:value-type="date">
            <text:p>21/11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06" calcext:value-type="float">
            <text:p>3400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12" calcext:value-type="date">
            <text:p>12/12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00" calcext:value-type="float">
            <text:p>3400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13" calcext:value-type="date">
            <text:p>13/12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03" calcext:value-type="float">
            <text:p>3400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18" calcext:value-type="date">
            <text:p>18/12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97" calcext:value-type="float">
            <text:p>3399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18" calcext:value-type="date">
            <text:p>18/12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96" calcext:value-type="float">
            <text:p>339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23" calcext:value-type="date">
            <text:p>23/12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99" calcext:value-type="float">
            <text:p>3399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23" calcext:value-type="date">
            <text:p>23/12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998" calcext:value-type="float">
            <text:p>3399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24" calcext:value-type="date">
            <text:p>24/12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02" calcext:value-type="float">
            <text:p>3400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30" calcext:value-type="date">
            <text:p>30/12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0747" calcext:value-type="float">
            <text:p>3074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1-12-31" calcext:value-type="date">
            <text:p>31/12/2021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01" calcext:value-type="float">
            <text:p>3400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28" calcext:value-type="date">
            <text:p>28/01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05" calcext:value-type="float">
            <text:p>318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28" calcext:value-type="date">
            <text:p>28/01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77" calcext:value-type="float">
            <text:p>3447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28" calcext:value-type="date">
            <text:p>28/01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807" calcext:value-type="float">
            <text:p>318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1-28" calcext:value-type="date">
            <text:p>28/01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75" calcext:value-type="float">
            <text:p>3447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06" calcext:value-type="date">
            <text:p>06/02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74" calcext:value-type="float">
            <text:p>344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13" calcext:value-type="date">
            <text:p>13/02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64" calcext:value-type="float">
            <text:p>3446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13" calcext:value-type="date">
            <text:p>13/02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Tasers, Live and Rubber Bullet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12" calcext:value-type="float">
            <text:p>3171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13" calcext:value-type="date">
            <text:p>13/02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66" calcext:value-type="float">
            <text:p>3446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13" calcext:value-type="date">
            <text:p>13/02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71" calcext:value-type="float">
            <text:p>3447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13" calcext:value-type="date">
            <text:p>13/02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73" calcext:value-type="float">
            <text:p>344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18" calcext:value-type="date">
            <text:p>18/02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62" calcext:value-type="float">
            <text:p>344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18" calcext:value-type="date">
            <text:p>18/02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13" calcext:value-type="float">
            <text:p>3171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18" calcext:value-type="date">
            <text:p>18/02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34" calcext:value-type="float">
            <text:p>3443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18" calcext:value-type="date">
            <text:p>18/02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35" calcext:value-type="float">
            <text:p>3443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18" calcext:value-type="date">
            <text:p>18/02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36" calcext:value-type="float">
            <text:p>3443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18" calcext:value-type="date">
            <text:p>18/02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60" calcext:value-type="float">
            <text:p>344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18" calcext:value-type="date">
            <text:p>18/02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63" calcext:value-type="float">
            <text:p>3446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21" calcext:value-type="date">
            <text:p>21/02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33" calcext:value-type="float">
            <text:p>3443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28" calcext:value-type="date">
            <text:p>28/02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32" calcext:value-type="float">
            <text:p>3443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28" calcext:value-type="date">
            <text:p>28/02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26" calcext:value-type="float">
            <text:p>3442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2-28" calcext:value-type="date">
            <text:p>28/02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31" calcext:value-type="float">
            <text:p>3443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04" calcext:value-type="date">
            <text:p>04/03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1769" calcext:value-type="float">
            <text:p>317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04" calcext:value-type="date">
            <text:p>04/03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22" calcext:value-type="float">
            <text:p>3442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04" calcext:value-type="date">
            <text:p>04/03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24" calcext:value-type="float">
            <text:p>3442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16" calcext:value-type="date">
            <text:p>16/03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28" calcext:value-type="float">
            <text:p>344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3-31" calcext:value-type="date">
            <text:p>31/03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21" calcext:value-type="float">
            <text:p>344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01" calcext:value-type="date">
            <text:p>01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18" calcext:value-type="float">
            <text:p>348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02" calcext:value-type="date">
            <text:p>02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17" calcext:value-type="float">
            <text:p>3481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02" calcext:value-type="date">
            <text:p>02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16" calcext:value-type="float">
            <text:p>348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03" calcext:value-type="date">
            <text:p>03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15" calcext:value-type="float">
            <text:p>348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03" calcext:value-type="date">
            <text:p>03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14" calcext:value-type="float">
            <text:p>348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03" calcext:value-type="date">
            <text:p>03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22" calcext:value-type="float">
            <text:p>3262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09" calcext:value-type="date">
            <text:p>09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734" calcext:value-type="float">
            <text:p>3273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2" calcext:value-type="date">
            <text:p>12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13" calcext:value-type="float">
            <text:p>3481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3" calcext:value-type="date">
            <text:p>13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735" calcext:value-type="float">
            <text:p>3273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4" calcext:value-type="date">
            <text:p>14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Politically-related</text:p>
          </table:table-cell>
          <table:table-cell table:number-columns-repeated="3" office:value-type="string" calcext:value-type="string">
            <text:p>NotApplicable</text:p>
          </table:table-cell>
          <table:table-cell office:value-type="float" office:value="32572" calcext:value-type="float">
            <text:p>3257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4" calcext:value-type="date">
            <text:p>14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623" calcext:value-type="float">
            <text:p>326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4" calcext:value-type="date">
            <text:p>14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812" calcext:value-type="float">
            <text:p>3481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4" calcext:value-type="date">
            <text:p>14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Politically-related</text:p>
          </table:table-cell>
          <table:table-cell table:number-columns-repeated="3" office:value-type="string" calcext:value-type="string">
            <text:p>NotApplicable</text:p>
          </table:table-cell>
          <table:table-cell office:value-type="float" office:value="32573" calcext:value-type="float">
            <text:p>325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5" calcext:value-type="date">
            <text:p>15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95" calcext:value-type="float">
            <text:p>3469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5" calcext:value-type="date">
            <text:p>15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18" calcext:value-type="float">
            <text:p>3521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5" calcext:value-type="date">
            <text:p>15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16" calcext:value-type="float">
            <text:p>3521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5" calcext:value-type="date">
            <text:p>15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14" calcext:value-type="float">
            <text:p>352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5" calcext:value-type="date">
            <text:p>15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12" calcext:value-type="float">
            <text:p>3521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5" calcext:value-type="date">
            <text:p>15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87" calcext:value-type="float">
            <text:p>349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5" calcext:value-type="date">
            <text:p>15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05" calcext:value-type="float">
            <text:p>347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5" calcext:value-type="date">
            <text:p>15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86" calcext:value-type="float">
            <text:p>3478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5" calcext:value-type="date">
            <text:p>15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87" calcext:value-type="float">
            <text:p>3478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5" calcext:value-type="date">
            <text:p>15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19" calcext:value-type="float">
            <text:p>3521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5" calcext:value-type="date">
            <text:p>15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85" calcext:value-type="float">
            <text:p>349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5" calcext:value-type="date">
            <text:p>15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85" calcext:value-type="float">
            <text:p>3478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5" calcext:value-type="date">
            <text:p>15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06" calcext:value-type="float">
            <text:p>3470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5" calcext:value-type="date">
            <text:p>15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84" calcext:value-type="float">
            <text:p>3478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5" calcext:value-type="date">
            <text:p>15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Politically-related</text:p>
          </table:table-cell>
          <table:table-cell table:number-columns-repeated="3" office:value-type="string" calcext:value-type="string">
            <text:p>NotApplicable</text:p>
          </table:table-cell>
          <table:table-cell office:value-type="float" office:value="32574" calcext:value-type="float">
            <text:p>325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5" calcext:value-type="date">
            <text:p>15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83" calcext:value-type="float">
            <text:p>3478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5" calcext:value-type="date">
            <text:p>15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07" calcext:value-type="float">
            <text:p>347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5" calcext:value-type="date">
            <text:p>15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08" calcext:value-type="float">
            <text:p>347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5" calcext:value-type="date">
            <text:p>15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22" calcext:value-type="float">
            <text:p>3522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5" calcext:value-type="date">
            <text:p>15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21" calcext:value-type="float">
            <text:p>352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5" calcext:value-type="date">
            <text:p>15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23" calcext:value-type="float">
            <text:p>352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5" calcext:value-type="date">
            <text:p>15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20" calcext:value-type="float">
            <text:p>3522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5" calcext:value-type="date">
            <text:p>15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88" calcext:value-type="float">
            <text:p>347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7" calcext:value-type="date">
            <text:p>17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90" calcext:value-type="float">
            <text:p>347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7" calcext:value-type="date">
            <text:p>17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14" calcext:value-type="float">
            <text:p>3491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7" calcext:value-type="date">
            <text:p>17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13" calcext:value-type="float">
            <text:p>3491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7" calcext:value-type="date">
            <text:p>17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12" calcext:value-type="float">
            <text:p>3491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8" calcext:value-type="date">
            <text:p>18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Unarmed Perpetra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06" calcext:value-type="float">
            <text:p>3490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8" calcext:value-type="date">
            <text:p>18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11" calcext:value-type="float">
            <text:p>3491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19" calcext:value-type="date">
            <text:p>19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05" calcext:value-type="float">
            <text:p>349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4-20" calcext:value-type="date">
            <text:p>20/04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721" calcext:value-type="float">
            <text:p>3472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05" calcext:value-type="date">
            <text:p>05/05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11" calcext:value-type="float">
            <text:p>3441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11" calcext:value-type="date">
            <text:p>11/05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09" calcext:value-type="float">
            <text:p>344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11" calcext:value-type="date">
            <text:p>11/05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10" calcext:value-type="float">
            <text:p>344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11" calcext:value-type="date">
            <text:p>11/05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08" calcext:value-type="float">
            <text:p>344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13" calcext:value-type="date">
            <text:p>13/05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75" calcext:value-type="float">
            <text:p>3437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13" calcext:value-type="date">
            <text:p>13/05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07" calcext:value-type="float">
            <text:p>3440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16" calcext:value-type="date">
            <text:p>16/05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74" calcext:value-type="float">
            <text:p>343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16" calcext:value-type="date">
            <text:p>16/05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54" calcext:value-type="float">
            <text:p>343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16" calcext:value-type="date">
            <text:p>16/05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903" calcext:value-type="float">
            <text:p>3290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24" calcext:value-type="date">
            <text:p>24/05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53" calcext:value-type="float">
            <text:p>343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24" calcext:value-type="date">
            <text:p>24/05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52" calcext:value-type="float">
            <text:p>343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24" calcext:value-type="date">
            <text:p>24/05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2905" calcext:value-type="float">
            <text:p>329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29" calcext:value-type="date">
            <text:p>29/05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35" calcext:value-type="float">
            <text:p>3433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29" calcext:value-type="date">
            <text:p>29/05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33" calcext:value-type="float">
            <text:p>3433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29" calcext:value-type="date">
            <text:p>29/05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36" calcext:value-type="float">
            <text:p>3433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29" calcext:value-type="date">
            <text:p>29/05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51" calcext:value-type="float">
            <text:p>3435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5-29" calcext:value-type="date">
            <text:p>29/05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334" calcext:value-type="float">
            <text:p>3433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17" calcext:value-type="date">
            <text:p>17/06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Demonstrators, Israeli Defence Forces, Israeli settlers</text:p>
          </table:table-cell>
          <table:table-cell office:value-type="string" calcext:value-type="string">
            <text:p>Combination, 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Politically-related</text:p>
          </table:table-cell>
          <table:table-cell table:number-columns-repeated="3" office:value-type="string" calcext:value-type="string">
            <text:p>NotApplicable</text:p>
          </table:table-cell>
          <table:table-cell office:value-type="float" office:value="33291" calcext:value-type="float">
            <text:p>332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29" calcext:value-type="date">
            <text:p>29/06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62" calcext:value-type="float">
            <text:p>341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29" calcext:value-type="date">
            <text:p>29/06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NSA</text:p>
          </table:table-cell>
          <table:table-cell office:value-type="string" calcext:value-type="string">
            <text:p>Unidentified Armed Actor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spital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852" calcext:value-type="float">
            <text:p>338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29" calcext:value-type="date">
            <text:p>29/06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70" calcext:value-type="float">
            <text:p>341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29" calcext:value-type="date">
            <text:p>29/06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69" calcext:value-type="float">
            <text:p>3416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29" calcext:value-type="date">
            <text:p>29/06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68" calcext:value-type="float">
            <text:p>3416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29" calcext:value-type="date">
            <text:p>29/06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61" calcext:value-type="float">
            <text:p>3416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29" calcext:value-type="date">
            <text:p>29/06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09" calcext:value-type="float">
            <text:p>3410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29" calcext:value-type="date">
            <text:p>29/06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049" calcext:value-type="float">
            <text:p>340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29" calcext:value-type="date">
            <text:p>29/06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60" calcext:value-type="float">
            <text:p>341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29" calcext:value-type="date">
            <text:p>29/06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44" calcext:value-type="float">
            <text:p>341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29" calcext:value-type="date">
            <text:p>29/06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43" calcext:value-type="float">
            <text:p>3414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29" calcext:value-type="date">
            <text:p>29/06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42" calcext:value-type="float">
            <text:p>3414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6-29" calcext:value-type="date">
            <text:p>29/06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110" calcext:value-type="float">
            <text:p>341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11" calcext:value-type="date">
            <text:p>11/07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3502" calcext:value-type="float">
            <text:p>3350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24" calcext:value-type="date">
            <text:p>24/07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, 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33" calcext:value-type="float">
            <text:p>3643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24" calcext:value-type="date">
            <text:p>24/07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, 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34" calcext:value-type="float">
            <text:p>3643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7-28" calcext:value-type="date">
            <text:p>28/07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, 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37" calcext:value-type="float">
            <text:p>3643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02" calcext:value-type="date">
            <text:p>02/08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49" calcext:value-type="float">
            <text:p>345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05" calcext:value-type="date">
            <text:p>05/08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53" calcext:value-type="float">
            <text:p>345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07" calcext:value-type="date">
            <text:p>07/08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555" calcext:value-type="float">
            <text:p>3455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09" calcext:value-type="date">
            <text:p>09/08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bulanceDriver, 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42" calcext:value-type="float">
            <text:p>3644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09" calcext:value-type="date">
            <text:p>09/08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bulanceDriver, 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41" calcext:value-type="float">
            <text:p>3644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09" calcext:value-type="date">
            <text:p>09/08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, 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40" calcext:value-type="float">
            <text:p>364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09" calcext:value-type="date">
            <text:p>09/08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, 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39" calcext:value-type="float">
            <text:p>364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09" calcext:value-type="date">
            <text:p>09/08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, 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38" calcext:value-type="float">
            <text:p>3643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18" calcext:value-type="date">
            <text:p>18/08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429" calcext:value-type="float">
            <text:p>344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24" calcext:value-type="date">
            <text:p>24/08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677" calcext:value-type="float">
            <text:p>3467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8-30" calcext:value-type="date">
            <text:p>30/08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43" calcext:value-type="float">
            <text:p>3644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01" calcext:value-type="date">
            <text:p>01/09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49" calcext:value-type="float">
            <text:p>364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01" calcext:value-type="date">
            <text:p>01/09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45" calcext:value-type="float">
            <text:p>3644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02" calcext:value-type="date">
            <text:p>02/09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bulanceDriver, 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51" calcext:value-type="float">
            <text:p>3645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07" calcext:value-type="date">
            <text:p>07/09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27" calcext:value-type="float">
            <text:p>3492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12" calcext:value-type="date">
            <text:p>12/09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Informa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28" calcext:value-type="float">
            <text:p>3492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16" calcext:value-type="date">
            <text:p>16/09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31" calcext:value-type="float">
            <text:p>3493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16" calcext:value-type="date">
            <text:p>16/09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4929" calcext:value-type="float">
            <text:p>349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23" calcext:value-type="date">
            <text:p>23/09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88" calcext:value-type="float">
            <text:p>3528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27" calcext:value-type="date">
            <text:p>27/09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91" calcext:value-type="float">
            <text:p>3529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27" calcext:value-type="date">
            <text:p>27/09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90" calcext:value-type="float">
            <text:p>352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27" calcext:value-type="date">
            <text:p>27/09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89" calcext:value-type="float">
            <text:p>3528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28" calcext:value-type="date">
            <text:p>28/09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93" calcext:value-type="float">
            <text:p>3529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28" calcext:value-type="date">
            <text:p>28/09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92" calcext:value-type="float">
            <text:p>3529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28" calcext:value-type="date">
            <text:p>28/09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046" calcext:value-type="float">
            <text:p>350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09-29" calcext:value-type="date">
            <text:p>29/09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95" calcext:value-type="float">
            <text:p>3529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01" calcext:value-type="date">
            <text:p>01/10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61" calcext:value-type="float">
            <text:p>3526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01" calcext:value-type="date">
            <text:p>01/10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iver, 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29" calcext:value-type="float">
            <text:p>352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02" calcext:value-type="date">
            <text:p>02/10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96" calcext:value-type="float">
            <text:p>3529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05" calcext:value-type="date">
            <text:p>05/10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04" calcext:value-type="float">
            <text:p>3520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05" calcext:value-type="date">
            <text:p>05/10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Politically-related</text:p>
          </table:table-cell>
          <table:table-cell table:number-columns-repeated="3" office:value-type="string" calcext:value-type="string">
            <text:p>NotApplicable</text:p>
          </table:table-cell>
          <table:table-cell office:value-type="float" office:value="35203" calcext:value-type="float">
            <text:p>3520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07" calcext:value-type="date">
            <text:p>07/10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Information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05" calcext:value-type="float">
            <text:p>3520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08" calcext:value-type="date">
            <text:p>08/10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10" calcext:value-type="float">
            <text:p>3521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08" calcext:value-type="date">
            <text:p>08/10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08" calcext:value-type="float">
            <text:p>352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08" calcext:value-type="date">
            <text:p>08/10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11" calcext:value-type="float">
            <text:p>3521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09" calcext:value-type="date">
            <text:p>09/10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, 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25" calcext:value-type="float">
            <text:p>3522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09" calcext:value-type="date">
            <text:p>09/10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, 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26" calcext:value-type="float">
            <text:p>3522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09" calcext:value-type="date">
            <text:p>09/10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, 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27" calcext:value-type="float">
            <text:p>3522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09" calcext:value-type="date">
            <text:p>09/10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Unarmed Perpetrator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, 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24" calcext:value-type="float">
            <text:p>3522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10" calcext:value-type="date">
            <text:p>10/10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iver, 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34" calcext:value-type="float">
            <text:p>3523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10" calcext:value-type="date">
            <text:p>10/10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iver, 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38" calcext:value-type="float">
            <text:p>3523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10" calcext:value-type="date">
            <text:p>10/10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iver, 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39" calcext:value-type="float">
            <text:p>352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10" calcext:value-type="date">
            <text:p>10/10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iver, 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45" calcext:value-type="float">
            <text:p>3524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11" calcext:value-type="date">
            <text:p>11/10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iver, 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53" calcext:value-type="float">
            <text:p>352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11" calcext:value-type="date">
            <text:p>11/10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iver, PeaceWork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48" calcext:value-type="float">
            <text:p>3524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11" calcext:value-type="date">
            <text:p>11/10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iver, 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46" calcext:value-type="float">
            <text:p>3524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11" calcext:value-type="date">
            <text:p>11/10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iver, 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50" calcext:value-type="float">
            <text:p>3525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12" calcext:value-type="date">
            <text:p>12/10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54" calcext:value-type="float">
            <text:p>352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12" calcext:value-type="date">
            <text:p>12/10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Israeli settler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river, OtherHealthProfessional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35" calcext:value-type="float">
            <text:p>3523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12" calcext:value-type="date">
            <text:p>12/10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49" calcext:value-type="float">
            <text:p>352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14" calcext:value-type="date">
            <text:p>14/10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260" calcext:value-type="float">
            <text:p>3526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19" calcext:value-type="date">
            <text:p>19/10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638" calcext:value-type="float">
            <text:p>3563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0-25" calcext:value-type="date">
            <text:p>25/10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5640" calcext:value-type="float">
            <text:p>356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03" calcext:value-type="date">
            <text:p>03/11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68" calcext:value-type="float">
            <text:p>3626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13" calcext:value-type="date">
            <text:p>13/11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70" calcext:value-type="float">
            <text:p>362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15" calcext:value-type="date">
            <text:p>15/11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grammeStaff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72" calcext:value-type="float">
            <text:p>3627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18" calcext:value-type="date">
            <text:p>18/11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73" calcext:value-type="float">
            <text:p>362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23" calcext:value-type="date">
            <text:p>23/11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, 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76" calcext:value-type="float">
            <text:p>360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23" calcext:value-type="date">
            <text:p>23/11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, 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77" calcext:value-type="float">
            <text:p>3607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28" calcext:value-type="date">
            <text:p>28/11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, 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079" calcext:value-type="float">
            <text:p>360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1-29" calcext:value-type="date">
            <text:p>29/11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Tasers, Live and Rubber Bullet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74" calcext:value-type="float">
            <text:p>362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02" calcext:value-type="date">
            <text:p>02/12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, 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52" calcext:value-type="float">
            <text:p>3645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03" calcext:value-type="date">
            <text:p>03/12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, 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453" calcext:value-type="float">
            <text:p>364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07" calcext:value-type="date">
            <text:p>07/12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75" calcext:value-type="float">
            <text:p>3627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08" calcext:value-type="date">
            <text:p>08/12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873" calcext:value-type="float">
            <text:p>3687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08" calcext:value-type="date">
            <text:p>08/12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Israeli Defence Forces, Palestinian Islamic Jihad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292" calcext:value-type="float">
            <text:p>3629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2-12-30" calcext:value-type="date">
            <text:p>30/12/2022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538" calcext:value-type="float">
            <text:p>3653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05" calcext:value-type="date">
            <text:p>05/01/202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Demonstrator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office:value-type="string" calcext:value-type="string">
            <text:p>Politically-related</text:p>
          </table:table-cell>
          <table:table-cell table:number-columns-repeated="3" office:value-type="string" calcext:value-type="string">
            <text:p>NotApplicable</text:p>
          </table:table-cell>
          <table:table-cell office:value-type="float" office:value="36570" calcext:value-type="float">
            <text:p>3657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12" calcext:value-type="date">
            <text:p>12/01/202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No Information on the Weapon Used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090" calcext:value-type="float">
            <text:p>3709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13" calcext:value-type="date">
            <text:p>13/01/202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table:number-columns-repeated="2" office:value-type="string" calcext:value-type="string">
            <text:p>No Information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926" calcext:value-type="float">
            <text:p>3692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19" calcext:value-type="date">
            <text:p>19/01/202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duca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929" calcext:value-type="float">
            <text:p>3692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19" calcext:value-type="date">
            <text:p>19/01/202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927" calcext:value-type="float">
            <text:p>3692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21" calcext:value-type="date">
            <text:p>21/01/202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6935" calcext:value-type="float">
            <text:p>3693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26" calcext:value-type="date">
            <text:p>26/01/202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167" calcext:value-type="float">
            <text:p>371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1-26" calcext:value-type="date">
            <text:p>26/01/202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168" calcext:value-type="float">
            <text:p>3716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13" calcext:value-type="date">
            <text:p>13/02/202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20" calcext:value-type="float">
            <text:p>3802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13" calcext:value-type="date">
            <text:p>13/02/202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23" calcext:value-type="float">
            <text:p>3802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22" calcext:value-type="date">
            <text:p>22/02/202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bulanceDriver, OtherHealthProfessional, 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982" calcext:value-type="float">
            <text:p>3798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22" calcext:value-type="date">
            <text:p>22/02/202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979" calcext:value-type="float">
            <text:p>3797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22" calcext:value-type="date">
            <text:p>22/02/202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mbulanceDriver, OtherHealthProfessional, 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7962" calcext:value-type="float">
            <text:p>3796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26" calcext:value-type="date">
            <text:p>26/02/202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Israeli settler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53" calcext:value-type="float">
            <text:p>3805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26" calcext:value-type="date">
            <text:p>26/02/202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67" calcext:value-type="float">
            <text:p>3806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26" calcext:value-type="date">
            <text:p>26/02/202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Israeli settlers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54" calcext:value-type="float">
            <text:p>3805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27" calcext:value-type="date">
            <text:p>27/02/202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Israeli Defence Forces, Israeli settler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49" calcext:value-type="float">
            <text:p>3804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2-27" calcext:value-type="date">
            <text:p>27/02/202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Israeli settlers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44" calcext:value-type="float">
            <text:p>3804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3-01" calcext:value-type="date">
            <text:p>01/03/202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74" calcext:value-type="float">
            <text:p>3807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3-01" calcext:value-type="date">
            <text:p>01/03/202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76" calcext:value-type="float">
            <text:p>3807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3-07" calcext:value-type="date">
            <text:p>07/03/202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227" calcext:value-type="float">
            <text:p>3822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3-07" calcext:value-type="date">
            <text:p>07/03/202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43" calcext:value-type="float">
            <text:p>3804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3-07" calcext:value-type="date">
            <text:p>07/03/202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mbulanceDriver, OtherHealthProfessional, 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040" calcext:value-type="float">
            <text:p>380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3-21" calcext:value-type="date">
            <text:p>21/03/202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333" calcext:value-type="float">
            <text:p>38333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3-27" calcext:value-type="date">
            <text:p>27/03/202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Israeli settlers</text:p>
          </table:table-cell>
          <table:table-cell office:value-type="string" calcext:value-type="string">
            <text:p>Combinatio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335" calcext:value-type="float">
            <text:p>3833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3-27" calcext:value-type="date">
            <text:p>27/03/202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Israeli Defence Forces, Israeli settler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338" calcext:value-type="float">
            <text:p>3833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3-27" calcext:value-type="date">
            <text:p>27/03/202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Israeli Defence Forces, Israeli settler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337" calcext:value-type="float">
            <text:p>38337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3-27" calcext:value-type="date">
            <text:p>27/03/202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Israeli Defence Forces, Israeli settler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339" calcext:value-type="float">
            <text:p>38339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3-27" calcext:value-type="date">
            <text:p>27/03/202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Israeli Defence Forces, Israeli settler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336" calcext:value-type="float">
            <text:p>38336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3-27" calcext:value-type="date">
            <text:p>27/03/202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Israeli Defence Forces, Israeli settler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340" calcext:value-type="float">
            <text:p>38340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3-27" calcext:value-type="date">
            <text:p>27/03/202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Civilian</text:p>
          </table:table-cell>
          <table:table-cell office:value-type="string" calcext:value-type="string">
            <text:p>Israeli settlers</text:p>
          </table:table-cell>
          <table:table-cell office:value-type="string" calcext:value-type="string">
            <text:p>Combinatio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therHealthProfessio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334" calcext:value-type="float">
            <text:p>38334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3-30" calcext:value-type="date">
            <text:p>30/03/202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341" calcext:value-type="float">
            <text:p>38341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4-01" calcext:value-type="date">
            <text:p>01/04/202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Israeli police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octo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515" calcext:value-type="float">
            <text:p>385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4-05" calcext:value-type="date">
            <text:p>05/04/202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615" calcext:value-type="float">
            <text:p>38615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4-05" calcext:value-type="date">
            <text:p>05/04/202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Combin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608" calcext:value-type="float">
            <text:p>38608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4-05" calcext:value-type="date">
            <text:p>05/04/202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Firearms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TRUE(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amedic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612" calcext:value-type="float">
            <text:p>38612</text:p>
          </table:table-cell>
          <table:table-cell table:number-columns-repeated="957"/>
        </table:table-row>
        <table:table-row table:style-name="ro3">
          <table:table-cell table:style-name="ce2" office:value-type="date" office:date-value="2023-04-07" calcext:value-type="date">
            <text:p>07/04/2023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PSE</text:p>
          </table:table-cell>
          <table:table-cell office:value-type="string" calcext:value-type="string">
            <text:p>Armed Forces of Government or Self-Declared Government</text:p>
          </table:table-cell>
          <table:table-cell office:value-type="string" calcext:value-type="string">
            <text:p>Israeli Defence Forces</text:p>
          </table:table-cell>
          <table:table-cell office:value-type="string" calcext:value-type="string">
            <text:p>Ground-Launched Explosive Weap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7" office:value-type="float" office:value="0" calcext:value-type="float">
            <text:p>0</text:p>
          </table:table-cell>
          <table:table-cell office:value-type="string" calcext:value-type="string">
            <text:p>ConflictEvent</text:p>
          </table:table-cell>
          <table:table-cell table:number-columns-repeated="4" office:value-type="string" calcext:value-type="string">
            <text:p>NotApplicable</text:p>
          </table:table-cell>
          <table:table-cell office:value-type="float" office:value="38522" calcext:value-type="float">
            <text:p>38522</text:p>
          </table:table-cell>
          <table:table-cell table:number-columns-repeated="957"/>
        </table:table-row>
        <table:table-row table:style-name="ro4" table:number-rows-repeated="1041874">
          <table:table-cell table:number-columns-repeated="1024"/>
        </table:table-row>
        <table:table-row table:style-name="ro4" table:number-rows-repeated="6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taData&amp;Notes" table:style-name="ta1">
        <table:table-column table:style-name="co2" table:default-cell-style-name="ce15"/>
        <table:table-column table:style-name="co3" table:number-columns-repeated="63" table:default-cell-style-name="ce15"/>
        <table:table-column table:style-name="co3" table:number-columns-repeated="960" table:default-cell-style-name="ce20"/>
        <table:table-row table:style-name="ro5">
          <table:table-cell table:style-name="ce3" office:value-type="string" calcext:value-type="string">
            <text:p>This dataset contains agency- and open source events published in the Attacks on Health Care News Brief in OPT between 01 January 2016 to 26 April 2023. Categorized by country. </text:p>
          </table:table-cell>
          <table:table-cell table:number-columns-repeated="1023"/>
        </table:table-row>
        <table:table-row table:style-name="ro6">
          <table:table-cell table:style-name="ce4" office:value-type="string" calcext:value-type="string">
            <text:p>Citation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7">
          <table:table-cell table:style-name="ce5" office:value-type="string" calcext:value-type="string">
            <text:p>Insecurity Insight. 2023. 2016-2023 OPT Attacks on Health Care Incident Data, v. 08 May 2023. Geneva, Switzerland: Insecurity Insight. 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Data Notes</text:p>
          </table:table-cell>
          <table:table-cell table:number-columns-repeated="1023"/>
        </table:table-row>
        <table:table-row table:style-name="ro7">
          <table:table-cell table:style-name="ce8" office:value-type="string" calcext:value-type="string">
            <text:p>Not representative or a comprehensive compilation of all events in which healthcare was affected.</text:p>
            <text:p/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Data collection is ongoing and data may change as more information is made available. Where the number of health workers, facilities or ambulances affected is unspecified, one is counted.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For data supporting the Safeguarding Health in Conflict Coalition (SHCC), please see: https://data.humdata.org/dataset/shcchealthcare-dataset</text:p>
          </table:table-cell>
          <table:table-cell table:number-columns-repeated="1023"/>
        </table:table-row>
        <table:table-row table:style-name="ro6">
          <table:table-cell table:style-name="ce7" office:value-type="string" calcext:value-type="string">
            <text:p>Licens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Creative Commons Attribution-ShareAlike (CC BY-SA)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Contact info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For all inquiries on the SHCC Dataset, please contact info@insecurityinsight.org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7" office:value-type="string" calcext:value-type="string">
            <text:p>Definitions</text:p>
          </table:table-cell>
          <table:table-cell table:number-columns-repeated="1023"/>
        </table:table-row>
        <table:table-row table:style-name="ro6">
          <table:table-cell table:style-name="ce10" office:value-type="string" calcext:value-type="string">
            <text:p><text:a xlink:href="http://insecurityinsight.org/methodology-and-definitions#section_attacks_on_health_care" xlink:type="simple">Information on definitions and methodologies</text:a></text:p>
          </table:table-cell>
          <table:table-cell table:number-columns-repeated="1023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£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16:39:38.605350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0:56:42.484677770</meta:creation-date>
    <dc:date>2023-05-15T16:40:35.689934839</dc:date>
    <meta:editing-duration>PT3M9S</meta:editing-duration>
    <meta:editing-cycles>3</meta:editing-cycles>
    <meta:generator>LibreOffice/7.0.4.2$Linux_X86_64 LibreOffice_project/00$Build-2</meta:generator>
    <meta:document-statistic meta:table-count="2" meta:cell-count="41431" meta:object-count="0"/>
  </office:meta>
</office:document-meta>
</file>